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9pt"/>
    </style:style>
    <style:style style:name="co2" style:family="table-column">
      <style:table-column-properties fo:break-before="auto" style:column-width="92.49pt"/>
    </style:style>
    <style:style style:name="co3" style:family="table-column">
      <style:table-column-properties fo:break-before="auto" style:column-width="104.29pt"/>
    </style:style>
    <style:style style:name="co4" style:family="table-column">
      <style:table-column-properties fo:break-before="auto" style:column-width="102.19pt"/>
    </style:style>
    <style:style style:name="co5" style:family="table-column">
      <style:table-column-properties fo:break-before="auto" style:column-width="113.36pt"/>
    </style:style>
    <style:style style:name="co6" style:family="table-column">
      <style:table-column-properties fo:break-before="auto" style:column-width="136.26pt"/>
    </style:style>
    <style:style style:name="co7" style:family="table-column">
      <style:table-column-properties fo:break-before="auto" style:column-width="101.51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75.8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3.36pt"/>
    </style:style>
    <style:style style:name="co13" style:family="table-column">
      <style:table-column-properties fo:break-before="auto" style:column-width="166.85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94.59pt"/>
    </style:style>
    <style:style style:name="co16" style:family="table-column">
      <style:table-column-properties fo:break-before="auto" style:column-width="113.56pt"/>
    </style:style>
    <style:style style:name="co17" style:family="table-column">
      <style:table-column-properties fo:break-before="auto" style:column-width="93.74pt"/>
    </style:style>
    <style:style style:name="co18" style:family="table-column">
      <style:table-column-properties fo:break-before="auto" style:column-width="105.31pt"/>
    </style:style>
    <style:style style:name="co19" style:family="table-column">
      <style:table-column-properties fo:break-before="auto" style:column-width="102.84pt"/>
    </style:style>
    <style:style style:name="co20" style:family="table-column">
      <style:table-column-properties fo:break-before="auto" style:column-width="121.8pt"/>
    </style:style>
    <style:style style:name="co21" style:family="table-column">
      <style:table-column-properties fo:break-before="auto" style:column-width="101.99pt"/>
    </style:style>
    <style:style style:name="co22" style:family="table-column">
      <style:table-column-properties fo:break-before="auto" style:column-width="139.04pt"/>
    </style:style>
    <style:style style:name="co23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tations and camp sites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Belgrano II</text:p>
          </table:table-cell>
          <table:table-cell office:value-type="float" office:value="77" calcext:value-type="float">
            <text:p>77</text:p>
          </table:table-cell>
          <table:table-cell office:value-type="float" office:value="52.467" calcext:value-type="float">
            <text:p>52.467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37.617" calcext:value-type="float">
            <text:p>37.617</text:p>
          </table:table-cell>
          <table:table-cell office:value-type="string" calcext:value-type="string">
            <text:p>W</text:p>
          </table:table-cell>
          <table:table-cell office:value-type="float" office:value="250" calcext:value-type="float">
            <text:p>250</text:p>
          </table:table-cell>
          <table:table-cell table:style-name="ce3" office:value-type="string" calcext:value-type="string">
            <text:p>Argentin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64" calcext:value-type="float">
            <text:p>64</text:p>
          </table:table-cell>
          <table:table-cell office:value-type="float" office:value="53.722" calcext:value-type="float">
            <text:p>53.72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2.227" calcext:value-type="float">
            <text:p>52.22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ámara</text:p>
          </table:table-cell>
          <table:table-cell office:value-type="float" office:value="62" calcext:value-type="float">
            <text:p>62</text:p>
          </table:table-cell>
          <table:table-cell office:value-type="float" office:value="35.631" calcext:value-type="float">
            <text:p>35.631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55.161" calcext:value-type="float">
            <text:p>55.16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entina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cepcíon</text:p>
          </table:table-cell>
          <table:table-cell office:value-type="float" office:value="62" calcext:value-type="float">
            <text:p>62</text:p>
          </table:table-cell>
          <table:table-cell office:value-type="float" office:value="58.606" calcext:value-type="float">
            <text:p>58.606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42.042" calcext:value-type="float">
            <text:p>42.042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speranza</text:p>
          </table:table-cell>
          <table:table-cell office:value-type="float" office:value="63" calcext:value-type="float">
            <text:p>63</text:p>
          </table:table-cell>
          <table:table-cell office:value-type="float" office:value="23.818" calcext:value-type="float">
            <text:p>23.818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9.883" calcext:value-type="float">
            <text:p>59.883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gentin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rlini (formally known as Jubany)</text:p>
          </table:table-cell>
          <table:table-cell office:value-type="float" office:value="62" calcext:value-type="float">
            <text:p>62</text:p>
          </table:table-cell>
          <table:table-cell office:value-type="float" office:value="14.274" calcext:value-type="float">
            <text:p>14.27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40.011" calcext:value-type="float">
            <text:p>40.011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ambio</text:p>
          </table:table-cell>
          <table:table-cell office:value-type="float" office:value="64" calcext:value-type="float">
            <text:p>64</text:p>
          </table:table-cell>
          <table:table-cell office:value-type="float" office:value="14.506" calcext:value-type="float">
            <text:p>14.506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37.393" calcext:value-type="float">
            <text:p>37.393</text:p>
          </table:table-cell>
          <table:table-cell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gentin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ienzo</text:p>
          </table:table-cell>
          <table:table-cell office:value-type="float" office:value="64" calcext:value-type="float">
            <text:p>64</text:p>
          </table:table-cell>
          <table:table-cell office:value-type="float" office:value="58.552" calcext:value-type="float">
            <text:p>58.55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4.257" calcext:value-type="float">
            <text:p>4.257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lchior</text:p>
          </table:table-cell>
          <table:table-cell office:value-type="float" office:value="64" calcext:value-type="float">
            <text:p>64</text:p>
          </table:table-cell>
          <table:table-cell office:value-type="float" office:value="19.542" calcext:value-type="float">
            <text:p>19.54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8.58" calcext:value-type="float">
            <text:p>58.5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rcadas</text:p>
          </table:table-cell>
          <table:table-cell office:value-type="float" office:value="60" calcext:value-type="float">
            <text:p>60</text:p>
          </table:table-cell>
          <table:table-cell office:value-type="float" office:value="44.256" calcext:value-type="float">
            <text:p>44.256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44.243" calcext:value-type="float">
            <text:p>44.24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rel</text:p>
          </table:table-cell>
          <table:table-cell office:value-type="float" office:value="63" calcext:value-type="float">
            <text:p>63</text:p>
          </table:table-cell>
          <table:table-cell office:value-type="float" office:value="28.698" calcext:value-type="float">
            <text:p>28.698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13.86" calcext:value-type="float">
            <text:p>13.86</text:p>
          </table:table-cell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gentin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imavera</text:p>
          </table:table-cell>
          <table:table-cell office:value-type="float" office:value="64" calcext:value-type="float">
            <text:p>64</text:p>
          </table:table-cell>
          <table:table-cell office:value-type="float" office:value="9.351" calcext:value-type="float">
            <text:p>9.351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57.255" calcext:value-type="float">
            <text:p>57.25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entin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 Martín</text:p>
          </table:table-cell>
          <table:table-cell office:value-type="float" office:value="68" calcext:value-type="float">
            <text:p>68</text:p>
          </table:table-cell>
          <table:table-cell office:value-type="float" office:value="7.818" calcext:value-type="float">
            <text:p>7.81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6.176" calcext:value-type="float">
            <text:p>6.176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gentin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dgeworth David</text:p>
          </table:table-cell>
          <table:table-cell office:value-type="float" office:value="66" calcext:value-type="float">
            <text:p>66</text:p>
          </table:table-cell>
          <table:table-cell office:value-type="float" office:value="14.996" calcext:value-type="float">
            <text:p>14.996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36.253" calcext:value-type="float">
            <text:p>36.253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ilkins Aerodrome</text:p>
          </table:table-cell>
          <table:table-cell office:value-type="float" office:value="66" calcext:value-type="float">
            <text:p>66</text:p>
          </table:table-cell>
          <table:table-cell office:value-type="float" office:value="41.38" calcext:value-type="float">
            <text:p>41.38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29.074" calcext:value-type="float">
            <text:p>29.074</text:p>
          </table:table-cell>
          <table:table-cell office:value-type="string" calcext:value-type="string">
            <text:p>E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sey</text:p>
          </table:table-cell>
          <table:table-cell office:value-type="float" office:value="66" calcext:value-type="float">
            <text:p>66</text:p>
          </table:table-cell>
          <table:table-cell office:value-type="float" office:value="16.941" calcext:value-type="float">
            <text:p>16.941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31.608" calcext:value-type="float">
            <text:p>31.608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strali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vis</text:p>
          </table:table-cell>
          <table:table-cell office:value-type="float" office:value="68" calcext:value-type="float">
            <text:p>68</text:p>
          </table:table-cell>
          <table:table-cell office:value-type="float" office:value="34.556" calcext:value-type="float">
            <text:p>34.556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office:value-type="float" office:value="58.171" calcext:value-type="float">
            <text:p>58.171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wson</text:p>
          </table:table-cell>
          <table:table-cell office:value-type="float" office:value="67" calcext:value-type="float">
            <text:p>67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2.382" calcext:value-type="float">
            <text:p>52.382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ali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style-name="ce9" table:number-columns-repeated="1012"/>
        </table:table-row>
        <table:table-row table:style-name="ro3">
          <table:table-cell table:style-name="ce3" office:value-type="string" calcext:value-type="string">
            <text:p>Beaver Lake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8.18" calcext:value-type="float">
            <text:p>48.18</text:p>
          </table:table-cell>
          <table:table-cell office:value-type="string" calcext:value-type="string">
            <text:p>S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.79" calcext:value-type="float">
            <text:p>10.79</text:p>
          </table:table-cell>
          <table:table-cell table:style-name="ce5" office:value-type="string" calcext:value-type="string">
            <text:p>E <text:s text:c="2"/></text:p>
          </table:table-cell>
          <table:table-cell/>
          <table:table-cell table:style-name="ce3" office:value-type="string" calcext:value-type="string">
            <text:p>Australia</text:p>
          </table:table-cell>
          <table:table-cell/>
          <table:table-cell table:style-name="ce6" office:value-type="string" calcext:value-type="string">
            <text:p>Camp</text:p>
          </table:table-cell>
          <table:table-cell/>
          <table:table-cell table:style-name="ce9" table:number-columns-repeated="1012"/>
        </table:table-row>
        <table:table-row table:style-name="ro2">
          <table:table-cell table:style-name="ce3" office:value-type="string" calcext:value-type="string">
            <text:p>Law - Racovita - Negoita</text:p>
          </table:table-cell>
          <table:table-cell office:value-type="float" office:value="69" calcext:value-type="float">
            <text:p>69</text:p>
          </table:table-cell>
          <table:table-cell office:value-type="float" office:value="23.298" calcext:value-type="float">
            <text:p>23.29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office:value-type="float" office:value="22.842" calcext:value-type="float">
            <text:p>22.842</text:p>
          </table:table-cell>
          <table:table-cell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stralia &amp; Roman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incess Elisabeth</text:p>
          </table:table-cell>
          <table:table-cell office:value-type="float" office:value="71" calcext:value-type="float">
            <text:p>71</text:p>
          </table:table-cell>
          <table:table-cell office:value-type="float" office:value="56.991" calcext:value-type="float">
            <text:p>56.991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0.813" calcext:value-type="float">
            <text:p>20.813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andante Ferraz</text:p>
          </table:table-cell>
          <table:table-cell office:value-type="float" office:value="62" calcext:value-type="float">
            <text:p>62</text:p>
          </table:table-cell>
          <table:table-cell office:value-type="float" office:value="5.077" calcext:value-type="float">
            <text:p>5.077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3.554" calcext:value-type="float">
            <text:p>23.554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zi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hridski</text:p>
          </table:table-cell>
          <table:table-cell office:value-type="float" office:value="62" calcext:value-type="float">
            <text:p>62</text:p>
          </table:table-cell>
          <table:table-cell office:value-type="float" office:value="38.443" calcext:value-type="float">
            <text:p>38.443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21.914" calcext:value-type="float">
            <text:p>21.9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Bulgar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eutenant Arturo Parodi</text:p>
          </table:table-cell>
          <table:table-cell office:value-type="float" office:value="80" calcext:value-type="float">
            <text:p>80</text:p>
          </table:table-cell>
          <table:table-cell office:value-type="float" office:value="18.716" calcext:value-type="float">
            <text:p>18.716</text:p>
          </table:table-cell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 office:value-type="float" office:value="21.994" calcext:value-type="float">
            <text:p>21.994</text:p>
          </table:table-cell>
          <table:table-cell office:value-type="string" calcext:value-type="string">
            <text:p>W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hil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eutenant Rodolfo Marsh M. Aerodrome</text:p>
          </table:table-cell>
          <table:table-cell office:value-type="float" office:value="62" calcext:value-type="float">
            <text:p>62</text:p>
          </table:table-cell>
          <table:table-cell office:value-type="float" office:value="11.624" calcext:value-type="float">
            <text:p>11.62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8.798" calcext:value-type="float">
            <text:p>58.798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turo Prat</text:p>
          </table:table-cell>
          <table:table-cell office:value-type="float" office:value="62" calcext:value-type="float">
            <text:p>62</text:p>
          </table:table-cell>
          <table:table-cell office:value-type="float" office:value="28.76" calcext:value-type="float">
            <text:p>28.76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39.811" calcext:value-type="float">
            <text:p>39.8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Chil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eutenant Luis Carvajal Villarroel</text:p>
          </table:table-cell>
          <table:table-cell office:value-type="float" office:value="67" calcext:value-type="float">
            <text:p>67</text:p>
          </table:table-cell>
          <table:table-cell office:value-type="float" office:value="45.679" calcext:value-type="float">
            <text:p>45.679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54.889" calcext:value-type="float">
            <text:p>54.88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ulio Escudero</text:p>
          </table:table-cell>
          <table:table-cell office:value-type="float" office:value="62" calcext:value-type="float">
            <text:p>62</text:p>
          </table:table-cell>
          <table:table-cell office:value-type="float" office:value="12.082" calcext:value-type="float">
            <text:p>12.082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7.761" calcext:value-type="float">
            <text:p>57.761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duardo Frei Montalva</text:p>
          </table:table-cell>
          <table:table-cell office:value-type="float" office:value="62" calcext:value-type="float">
            <text:p>62</text:p>
          </table:table-cell>
          <table:table-cell office:value-type="float" office:value="12.014" calcext:value-type="float">
            <text:p>12.01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7.758" calcext:value-type="float">
            <text:p>57.758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ernardo O'Higgins Riquelme</text:p>
          </table:table-cell>
          <table:table-cell office:value-type="float" office:value="63" calcext:value-type="float">
            <text:p>63</text:p>
          </table:table-cell>
          <table:table-cell office:value-type="float" office:value="19.257" calcext:value-type="float">
            <text:p>19.257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53.987" calcext:value-type="float">
            <text:p>53.987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l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pamonti</text:p>
          </table:table-cell>
          <table:table-cell office:value-type="float" office:value="62" calcext:value-type="float">
            <text:p>62</text:p>
          </table:table-cell>
          <table:table-cell office:value-type="float" office:value="12.609" calcext:value-type="float">
            <text:p>12.609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6.084" calcext:value-type="float">
            <text:p>56.084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sopatrón</text:p>
          </table:table-cell>
          <table:table-cell office:value-type="float" office:value="62" calcext:value-type="float">
            <text:p>62</text:p>
          </table:table-cell>
          <table:table-cell office:value-type="float" office:value="22.712" calcext:value-type="float">
            <text:p>22.712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42.043" calcext:value-type="float">
            <text:p>42.043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esident Gabriel Gonzalez Videla</text:p>
          </table:table-cell>
          <table:table-cell office:value-type="float" office:value="64" calcext:value-type="float">
            <text:p>64</text:p>
          </table:table-cell>
          <table:table-cell office:value-type="float" office:value="49.432" calcext:value-type="float">
            <text:p>49.43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1.45" calcext:value-type="float">
            <text:p>51.4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Guillermo Mann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8.001" calcext:value-type="float">
            <text:p>28.001</text:p>
          </table:table-cell>
          <table:table-cell office:value-type="string" calcext:value-type="string">
            <text:p>S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6.001" calcext:value-type="float">
            <text:p>46.001</text:p>
          </table:table-cell>
          <table:table-cell table:style-name="ce6" office:value-type="string" calcext:value-type="string">
            <text:p>W</text:p>
          </table:table-cell>
          <table:table-cell/>
          <table:table-cell table:style-name="ce3" office:value-type="string" calcext:value-type="string">
            <text:p>Chile</text:p>
          </table:table-cell>
          <table:table-cell office:value-type="float" office:value="1991" calcext:value-type="float">
            <text:p>1991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b Base Yelcho</text:p>
          </table:table-cell>
          <table:table-cell office:value-type="float" office:value="64" calcext:value-type="float">
            <text:p>64</text:p>
          </table:table-cell>
          <table:table-cell office:value-type="float" office:value="52.551" calcext:value-type="float">
            <text:p>52.551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5.028" calcext:value-type="float">
            <text:p>35.028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eat Wall</text:p>
          </table:table-cell>
          <table:table-cell office:value-type="float" office:value="62" calcext:value-type="float">
            <text:p>62</text:p>
          </table:table-cell>
          <table:table-cell office:value-type="float" office:value="12.983" calcext:value-type="float">
            <text:p>12.98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7.867" calcext:value-type="float">
            <text:p>57.86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unlu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5.017" calcext:value-type="float">
            <text:p>25.017</text:p>
          </table:table-cell>
          <table:table-cell office:value-type="string" calcext:value-type="string">
            <text:p>S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6.967" calcext:value-type="float">
            <text:p>6.967</text:p>
          </table:table-cell>
          <table:table-cell table:style-name="ce7" office:value-type="string" calcext:value-type="string">
            <text:p>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ishan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1.833" calcext:value-type="float">
            <text:p>51.833</text:p>
          </table:table-cell>
          <table:table-cell office:value-type="string" calcext:value-type="string">
            <text:p>S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8.483" calcext:value-type="float">
            <text:p>58.483</text:p>
          </table:table-cell>
          <table:table-cell table:style-name="ce7" office:value-type="string" calcext:value-type="string">
            <text:p>E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hongshan</text:p>
          </table:table-cell>
          <table:table-cell office:value-type="float" office:value="69" calcext:value-type="float">
            <text:p>69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office:value-type="float" office:value="22.667" calcext:value-type="float">
            <text:p>22.6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Chin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ohann Gregor Mendel</text:p>
          </table:table-cell>
          <table:table-cell office:value-type="float" office:value="63" calcext:value-type="float">
            <text:p>63</text:p>
          </table:table-cell>
          <table:table-cell office:value-type="float" office:value="48.038" calcext:value-type="float">
            <text:p>48.038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52.956" calcext:value-type="float">
            <text:p>52.95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Czech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fugio Ecuador</text:p>
          </table:table-cell>
          <table:table-cell office:value-type="float" office:value="62" calcext:value-type="float">
            <text:p>62</text:p>
          </table:table-cell>
          <table:table-cell office:value-type="float" office:value="7.259" calcext:value-type="float">
            <text:p>7.259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3.71" calcext:value-type="float">
            <text:p>23.7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float" office:value="62" calcext:value-type="float">
            <text:p>62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float" office:value="44.458" calcext:value-type="float">
            <text:p>44.45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boa</text:p>
          </table:table-cell>
          <table:table-cell office:value-type="float" office:value="73" calcext:value-type="float">
            <text:p>73</text:p>
          </table:table-cell>
          <table:table-cell office:value-type="float" office:value="2.537" calcext:value-type="float">
            <text:p>2.537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4.441" calcext:value-type="float">
            <text:p>24.441</text:p>
          </table:table-cell>
          <table:table-cell office:value-type="string" calcext:value-type="string">
            <text:p>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nland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p Prud'homme</text:p>
          </table:table-cell>
          <table:table-cell office:value-type="float" office:value="66" calcext:value-type="float">
            <text:p>66</text:p>
          </table:table-cell>
          <table:table-cell office:value-type="float" office:value="41.256" calcext:value-type="float">
            <text:p>41.25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mont d'Urville</text:p>
          </table:table-cell>
          <table:table-cell office:value-type="float" office:value="66" calcext:value-type="float">
            <text:p>66</text:p>
          </table:table-cell>
          <table:table-cell office:value-type="float" office:value="39.77" calcext:value-type="float">
            <text:p>39.77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nc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5.998" calcext:value-type="float">
            <text:p>5.998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19.956" calcext:value-type="float">
            <text:p>19.956</text:p>
          </table:table-cell>
          <table:table-cell office:value-type="string" calcext:value-type="string">
            <text:p>E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France &amp; 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llman Lab at Base 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57" calcext:value-type="float">
            <text:p>14.257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40.003" calcext:value-type="float">
            <text:p>40.00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tarctic Receiving Station (GARS)</text:p>
          </table:table-cell>
          <table:table-cell office:value-type="float" office:value="63" calcext:value-type="float">
            <text:p>63</text:p>
          </table:table-cell>
          <table:table-cell office:value-type="float" office:value="19.266" calcext:value-type="float">
            <text:p>19.266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54.056" calcext:value-type="float">
            <text:p>54.05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ondwana</text:p>
          </table:table-cell>
          <table:table-cell office:value-type="float" office:value="74" calcext:value-type="float">
            <text:p>74</text:p>
          </table:table-cell>
          <table:table-cell office:value-type="float" office:value="38.13" calcext:value-type="float">
            <text:p>38.13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3.273" calcext:value-type="float">
            <text:p>13.273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ohnen</text:p>
          </table:table-cell>
          <table:table-cell office:value-type="float" office:value="75" calcext:value-type="float">
            <text:p>7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004" calcext:value-type="float">
            <text:p>4.004</text:p>
          </table:table-cell>
          <table:table-cell office:value-type="string" calcext:value-type="string">
            <text:p>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Germany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umayer III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.635" calcext:value-type="float">
            <text:p>40.635</text:p>
          </table:table-cell>
          <table:table-cell office:value-type="string" calcext:value-type="string">
            <text:p>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.296" calcext:value-type="float">
            <text:p>16.296</text:p>
          </table:table-cell>
          <table:table-cell table:style-name="ce7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rmany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harati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</text:p>
          </table:table-cell>
          <table:table-cell/>
          <table:table-cell table:style-name="ce3"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kshin Gangotri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itri</text:p>
          </table:table-cell>
          <table:table-cell office:value-type="float" office:value="70" calcext:value-type="float">
            <text:p>70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float" office:value="43.847" calcext:value-type="float">
            <text:p>43.847</text:p>
          </table:table-cell>
          <table:table-cell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d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owning Pass</text:p>
          </table:table-cell>
          <table:table-cell office:value-type="float" office:value="74" calcext:value-type="float">
            <text:p>74</text:p>
          </table:table-cell>
          <table:table-cell office:value-type="float" office:value="37.374" calcext:value-type="float">
            <text:p>37.37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54.91" calcext:value-type="float">
            <text:p>54.91</text:p>
          </table:table-cell>
          <table:table-cell office:value-type="string" calcext:value-type="string">
            <text:p>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nigma Lake</text:p>
          </table:table-cell>
          <table:table-cell office:value-type="float" office:value="74" calcext:value-type="float">
            <text:p>74</text:p>
          </table:table-cell>
          <table:table-cell office:value-type="float" office:value="43.15" calcext:value-type="float">
            <text:p>43.15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.663" calcext:value-type="float">
            <text:p>1.663</text:p>
          </table:table-cell>
          <table:table-cell office:value-type="string" calcext:value-type="string">
            <text:p>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d Point</text:p>
          </table:table-cell>
          <table:table-cell office:value-type="float" office:value="75" calcext:value-type="float">
            <text:p>75</text:p>
          </table:table-cell>
          <table:table-cell office:value-type="float" office:value="32.502" calcext:value-type="float">
            <text:p>32.502</text:p>
          </table:table-cell>
          <table:table-cell office:value-type="string" calcext:value-type="string">
            <text:p>S</text:p>
          </table:table-cell>
          <table:table-cell office:value-type="float" office:value="145" calcext:value-type="float">
            <text:p>145</text:p>
          </table:table-cell>
          <table:table-cell office:value-type="float" office:value="49.224" calcext:value-type="float">
            <text:p>49.224</text:p>
          </table:table-cell>
          <table:table-cell office:value-type="string" calcext:value-type="string">
            <text:p>E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Ital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try</text:p>
          </table:table-cell>
          <table:table-cell office:value-type="float" office:value="71" calcext:value-type="float">
            <text:p>71</text:p>
          </table:table-cell>
          <table:table-cell office:value-type="float" office:value="39.104" calcext:value-type="float">
            <text:p>39.104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39.284" calcext:value-type="float">
            <text:p>39.284</text:p>
          </table:table-cell>
          <table:table-cell office:value-type="string" calcext:value-type="string">
            <text:p>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ta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io Zucchelli</text:p>
          </table:table-cell>
          <table:table-cell office:value-type="float" office:value="74" calcext:value-type="float">
            <text:p>74</text:p>
          </table:table-cell>
          <table:table-cell office:value-type="float" office:value="41.688" calcext:value-type="float">
            <text:p>41.68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6.796" calcext:value-type="float">
            <text:p>6.796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17</text:p>
          </table:table-cell>
          <table:table-cell office:value-type="float" office:value="69" calcext:value-type="float">
            <text:p>69</text:p>
          </table:table-cell>
          <table:table-cell office:value-type="float" office:value="1.685" calcext:value-type="float">
            <text:p>1.685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.547" calcext:value-type="float">
            <text:p>5.547</text:p>
          </table:table-cell>
          <table:table-cell office:value-type="string" calcext:value-type="string">
            <text:p>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Jap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uka</text:p>
          </table:table-cell>
          <table:table-cell office:value-type="float" office:value="71" calcext:value-type="float">
            <text:p>71</text:p>
          </table:table-cell>
          <table:table-cell office:value-type="float" office:value="31.576" calcext:value-type="float">
            <text:p>31.576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6.751" calcext:value-type="float">
            <text:p>6.75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me Fuji</text:p>
          </table:table-cell>
          <table:table-cell office:value-type="float" office:value="77" calcext:value-type="float">
            <text:p>77</text:p>
          </table:table-cell>
          <table:table-cell office:value-type="float" office:value="19.025" calcext:value-type="float">
            <text:p>19.025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41.926" calcext:value-type="float">
            <text:p>41.926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Japan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41.943" calcext:value-type="float">
            <text:p>41.943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16.669" calcext:value-type="float">
            <text:p>16.669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yowa</text:p>
          </table:table-cell>
          <table:table-cell office:value-type="float" office:value="69" calcext:value-type="float">
            <text:p>69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34.91" calcext:value-type="float">
            <text:p>34.91</text:p>
          </table:table-cell>
          <table:table-cell office:value-type="string" calcext:value-type="string">
            <text:p>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ing Sejong</text:p>
          </table:table-cell>
          <table:table-cell office:value-type="float" office:value="62" calcext:value-type="float">
            <text:p>62</text:p>
          </table:table-cell>
          <table:table-cell office:value-type="float" office:value="13.394" calcext:value-type="float">
            <text:p>13.39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47.19" calcext:value-type="float">
            <text:p>47.19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ublic of Kore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ng Bogo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epublic of Kor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irck Gerritsz Laboratory </text:p>
          </table:table-cell>
          <table:table-cell office:value-type="float" office:value="67" calcext:value-type="float">
            <text:p>67</text:p>
          </table:table-cell>
          <table:table-cell office:value-type="float" office:value="34.118" calcext:value-type="float">
            <text:p>34.118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7.463" calcext:value-type="float">
            <text:p>7.463</text:p>
          </table:table-cell>
          <table:table-cell office:value-type="string" calcext:value-type="string">
            <text:p>W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string" calcext:value-type="string">
            <text:p>Netherlands &amp; UK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6" office:value-type="string" calcext:value-type="string">
            <text:p>Sea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ott Base</text:p>
          </table:table-cell>
          <table:table-cell office:value-type="float" office:value="77" calcext:value-type="float">
            <text:p>77</text:p>
          </table:table-cell>
          <table:table-cell office:value-type="float" office:value="50.966" calcext:value-type="float">
            <text:p>50.966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6.037" calcext:value-type="float">
            <text:p>46.037</text:p>
          </table:table-cell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or</text:p>
          </table:table-cell>
          <table:table-cell office:value-type="float" office:value="71" calcext:value-type="float">
            <text:p>71</text:p>
          </table:table-cell>
          <table:table-cell office:value-type="float" office:value="53.371" calcext:value-type="float">
            <text:p>53.37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9.594" calcext:value-type="float">
            <text:p>9.594</text:p>
          </table:table-cell>
          <table:table-cell office:value-type="string" calcext:value-type="string">
            <text:p>E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Norwa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oll</text:p>
          </table:table-cell>
          <table:table-cell office:value-type="float" office:value="72" calcext:value-type="float">
            <text:p>72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31.984" calcext:value-type="float">
            <text:p>31.984</text:p>
          </table:table-cell>
          <table:table-cell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Norwa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achu Picchu</text:p>
          </table:table-cell>
          <table:table-cell office:value-type="float" office:value="62" calcext:value-type="float">
            <text:p>62</text:p>
          </table:table-cell>
          <table:table-cell office:value-type="float" office:value="5.496" calcext:value-type="float">
            <text:p>5.49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8.234" calcext:value-type="float">
            <text:p>28.234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ctowski</text:p>
          </table:table-cell>
          <table:table-cell office:value-type="float" office:value="62" calcext:value-type="float">
            <text:p>62</text:p>
          </table:table-cell>
          <table:table-cell office:value-type="float" office:value="9.586" calcext:value-type="float">
            <text:p>9.58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8.399" calcext:value-type="float">
            <text:p>28.399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lodezhnaya Airfield</text:p>
          </table:table-cell>
          <table:table-cell office:value-type="float" office:value="67" calcext:value-type="float">
            <text:p>67</text:p>
          </table:table-cell>
          <table:table-cell office:value-type="float" office:value="40.184" calcext:value-type="float">
            <text:p>40.184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9.717" calcext:value-type="float">
            <text:p>49.717</text:p>
          </table:table-cell>
          <table:table-cell office:value-type="string" calcext:value-type="string">
            <text:p>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volazarevskaya Airfield</text:p>
          </table:table-cell>
          <table:table-cell office:value-type="float" office:value="70" calcext:value-type="float">
            <text:p>70</text:p>
          </table:table-cell>
          <table:table-cell office:value-type="float" office:value="49.308" calcext:value-type="float">
            <text:p>49.308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float" office:value="38.392" calcext:value-type="float">
            <text:p>38.392</text:p>
          </table:table-cell>
          <table:table-cell office:value-type="string" calcext:value-type="string">
            <text:p>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ellingshausen</text:p>
          </table:table-cell>
          <table:table-cell office:value-type="float" office:value="62" calcext:value-type="float">
            <text:p>62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7.637" calcext:value-type="float">
            <text:p>57.637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ss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Druzhnaya-4</text:p>
          </table:table-cell>
          <table:table-cell office:value-type="float" office:value="69" calcext:value-type="float">
            <text:p>69</text:p>
          </table:table-cell>
          <table:table-cell office:value-type="float" office:value="44.87" calcext:value-type="float">
            <text:p>44.87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office:value-type="float" office:value="42.553" calcext:value-type="float">
            <text:p>42.553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ss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Leningradskaya</text:p>
          </table:table-cell>
          <table:table-cell office:value-type="float" office:value="69" calcext:value-type="float">
            <text:p>69</text:p>
          </table:table-cell>
          <table:table-cell office:value-type="float" office:value="30.09" calcext:value-type="float">
            <text:p>30.09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23.469" calcext:value-type="float">
            <text:p>23.469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rny</text:p>
          </table:table-cell>
          <table:table-cell office:value-type="float" office:value="66" calcext:value-type="float">
            <text:p>66</text:p>
          </table:table-cell>
          <table:table-cell office:value-type="float" office:value="33.494" calcext:value-type="float">
            <text:p>33.494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ssi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lodezhnaya</text:p>
          </table:table-cell>
          <table:table-cell office:value-type="float" office:value="67" calcext:value-type="float">
            <text:p>67</text:p>
          </table:table-cell>
          <table:table-cell office:value-type="float" office:value="39.927" calcext:value-type="float">
            <text:p>39.92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50.522" calcext:value-type="float">
            <text:p>50.522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ssi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volazarevskaya</text:p>
          </table:table-cell>
          <table:table-cell office:value-type="float" office:value="70" calcext:value-type="float">
            <text:p>70</text:p>
          </table:table-cell>
          <table:table-cell office:value-type="float" office:value="46.616" calcext:value-type="float">
            <text:p>46.616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float" office:value="49.42" calcext:value-type="float">
            <text:p>49.42</text:p>
          </table:table-cell>
          <table:table-cell office:value-type="string" calcext:value-type="string">
            <text:p>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ss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69" calcext:value-type="float">
            <text:p>69</text:p>
          </table:table-cell>
          <table:table-cell office:value-type="float" office:value="22.687" calcext:value-type="float">
            <text:p>22.687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office:value-type="float" office:value="23.268" calcext:value-type="float">
            <text:p>23.268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sskaya</text:p>
          </table:table-cell>
          <table:table-cell office:value-type="float" office:value="74" calcext:value-type="float">
            <text:p>74</text:p>
          </table:table-cell>
          <table:table-cell office:value-type="float" office:value="45.944" calcext:value-type="float">
            <text:p>45.944</text:p>
          </table:table-cell>
          <table:table-cell office:value-type="string" calcext:value-type="string">
            <text:p>S</text:p>
          </table:table-cell>
          <table:table-cell office:value-type="float" office:value="136" calcext:value-type="float">
            <text:p>136</text:p>
          </table:table-cell>
          <table:table-cell office:value-type="float" office:value="48.004" calcext:value-type="float">
            <text:p>48.00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yuz</text:p>
          </table:table-cell>
          <table:table-cell office:value-type="float" office:value="70" calcext:value-type="float">
            <text:p>70</text:p>
          </table:table-cell>
          <table:table-cell office:value-type="float" office:value="34.595" calcext:value-type="float">
            <text:p>34.595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47.696" calcext:value-type="float">
            <text:p>47.696</text:p>
          </table:table-cell>
          <table:table-cell office:value-type="string" calcext:value-type="string">
            <text:p>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uss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stok</text:p>
          </table:table-cell>
          <table:table-cell office:value-type="float" office:value="78" calcext:value-type="float">
            <text:p>78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  <table:table-cell office:value-type="float" office:value="50.278" calcext:value-type="float">
            <text:p>50.278</text:p>
          </table:table-cell>
          <table:table-cell office:value-type="string" calcext:value-type="string">
            <text:p>E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Russ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ANAE IV</text:p>
          </table:table-cell>
          <table:table-cell office:value-type="float" office:value="71" calcext:value-type="float">
            <text:p>71</text:p>
          </table:table-cell>
          <table:table-cell office:value-type="float" office:value="40.372" calcext:value-type="float">
            <text:p>40.37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50.419" calcext:value-type="float">
            <text:p>50.419</text:p>
          </table:table-cell>
          <table:table-cell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abriel de Castilla</text:p>
          </table:table-cell>
          <table:table-cell office:value-type="float" office:value="62" calcext:value-type="float">
            <text:p>62</text:p>
          </table:table-cell>
          <table:table-cell office:value-type="float" office:value="58.632" calcext:value-type="float">
            <text:p>58.63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40.545" calcext:value-type="float">
            <text:p>40.545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i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uan Carlos I</text:p>
          </table:table-cell>
          <table:table-cell office:value-type="float" office:value="62" calcext:value-type="float">
            <text:p>62</text:p>
          </table:table-cell>
          <table:table-cell office:value-type="float" office:value="39.805" calcext:value-type="float">
            <text:p>39.805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office:value-type="float" office:value="23.289" calcext:value-type="float">
            <text:p>23.289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ea</text:p>
          </table:table-cell>
          <table:table-cell office:value-type="float" office:value="74" calcext:value-type="float">
            <text:p>74</text:p>
          </table:table-cell>
          <table:table-cell office:value-type="float" office:value="34.564" calcext:value-type="float">
            <text:p>34.564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float" office:value="13.492" calcext:value-type="float">
            <text:p>13.49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asa</text:p>
          </table:table-cell>
          <table:table-cell office:value-type="float" office:value="73" calcext:value-type="float">
            <text:p>73</text:p>
          </table:table-cell>
          <table:table-cell office:value-type="float" office:value="2.568" calcext:value-type="float">
            <text:p>2.568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4.775" calcext:value-type="float">
            <text:p>24.7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400</text:p>
          </table:table-cell>
          <table:table-cell office:value-type="string" calcext:value-type="string">
            <text:p>Swede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ernadsky</text:p>
          </table:table-cell>
          <table:table-cell office:value-type="float" office:value="65" calcext:value-type="float">
            <text:p>65</text:p>
          </table:table-cell>
          <table:table-cell office:value-type="float" office:value="14.745" calcext:value-type="float">
            <text:p>14.74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15.449" calcext:value-type="float">
            <text:p>15.449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ra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ossil Bluff</text:p>
          </table:table-cell>
          <table:table-cell office:value-type="float" office:value="71" calcext:value-type="float">
            <text:p>71</text:p>
          </table:table-cell>
          <table:table-cell office:value-type="float" office:value="19.405" calcext:value-type="float">
            <text:p>19.405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17.344" calcext:value-type="float">
            <text:p>17.344</text:p>
          </table:table-cell>
          <table:table-cell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ted Kingd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thera Skiway</text:p>
          </table:table-cell>
          <table:table-cell office:value-type="float" office:value="67" calcext:value-type="float">
            <text:p>67</text:p>
          </table:table-cell>
          <table:table-cell office:value-type="float" office:value="34.055" calcext:value-type="float">
            <text:p>34.055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7.631" calcext:value-type="float">
            <text:p>7.631</text:p>
          </table:table-cell>
          <table:table-cell office:value-type="string" calcext:value-type="string">
            <text:p>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ky Blu</text:p>
          </table:table-cell>
          <table:table-cell office:value-type="float" office:value="74" calcext:value-type="float">
            <text:p>74</text:p>
          </table:table-cell>
          <table:table-cell office:value-type="float" office:value="51.381" calcext:value-type="float">
            <text:p>51.381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35.112" calcext:value-type="float">
            <text:p>35.11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370-1500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lley</text:p>
          </table:table-cell>
          <table:table-cell office:value-type="float" office:value="75" calcext:value-type="float">
            <text:p>75</text:p>
          </table:table-cell>
          <table:table-cell office:value-type="float" office:value="34.789" calcext:value-type="float">
            <text:p>34.789</text:p>
          </table:table-cell>
          <table:table-cell office:value-type="string" calcext:value-type="string">
            <text:p>S</text:p>
          </table:table-cell>
          <table:table-cell office:value-type="float" office:value="26" calcext:value-type="float">
            <text:p>26</text:p>
          </table:table-cell>
          <table:table-cell office:value-type="float" office:value="43.717" calcext:value-type="float">
            <text:p>43.717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ited Kingdo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thera</text:p>
          </table:table-cell>
          <table:table-cell office:value-type="float" office:value="67" calcext:value-type="float">
            <text:p>67</text:p>
          </table:table-cell>
          <table:table-cell office:value-type="float" office:value="34.118" calcext:value-type="float">
            <text:p>34.118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7.463" calcext:value-type="float">
            <text:p>7.463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gny</text:p>
          </table:table-cell>
          <table:table-cell office:value-type="float" office:value="60" calcext:value-type="float">
            <text:p>60</text:p>
          </table:table-cell>
          <table:table-cell office:value-type="float" office:value="42.497" calcext:value-type="float">
            <text:p>42.49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5.723" calcext:value-type="float">
            <text:p>35.723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tigas</text:p>
          </table:table-cell>
          <table:table-cell office:value-type="float" office:value="62" calcext:value-type="float">
            <text:p>62</text:p>
          </table:table-cell>
          <table:table-cell office:value-type="float" office:value="11.073" calcext:value-type="float">
            <text:p>11.07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4.147" calcext:value-type="float">
            <text:p>54.147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ugua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perto Elichiribehety</text:p>
          </table:table-cell>
          <table:table-cell office:value-type="float" office:value="63" calcext:value-type="float">
            <text:p>63</text:p>
          </table:table-cell>
          <table:table-cell office:value-type="float" office:value="24.142" calcext:value-type="float">
            <text:p>24.142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9.454" calcext:value-type="float">
            <text:p>59.45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Urugua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rble Point Heliport</text:p>
          </table:table-cell>
          <table:table-cell office:value-type="float" office:value="77" calcext:value-type="float">
            <text:p>77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ll Glacier Camp</text:p>
          </table:table-cell>
          <table:table-cell office:value-type="float" office:value="76" calcext:value-type="float">
            <text:p>76</text:p>
          </table:table-cell>
          <table:table-cell office:value-type="float" office:value="39.607" calcext:value-type="float">
            <text:p>39.607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57.189" calcext:value-type="float">
            <text:p>57.189</text:p>
          </table:table-cell>
          <table:table-cell office:value-type="string" calcext:value-type="string">
            <text:p>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258" calcext:value-type="float">
            <text:p>39.258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mundsen-Scott South Pole Station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6.37" calcext:value-type="float">
            <text:p>16.37</text:p>
          </table:table-cell>
          <table:table-cell table:style-name="ce6" office:value-type="string" calcext:value-type="string">
            <text:p>E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US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cMurdo Station</text:p>
          </table:table-cell>
          <table:table-cell office:value-type="float" office:value="77" calcext:value-type="float">
            <text:p>77</text:p>
          </table:table-cell>
          <table:table-cell office:value-type="float" office:value="50.893" calcext:value-type="float">
            <text:p>50.89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0.105" calcext:value-type="float">
            <text:p>40.1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US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almer Station</text:p>
          </table:table-cell>
          <table:table-cell office:value-type="float" office:value="64" calcext:value-type="float">
            <text:p>64</text:p>
          </table:table-cell>
          <table:table-cell office:value-type="float" office:value="46.456" calcext:value-type="float">
            <text:p>46.456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USA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table:number-columns-repeated="1012"/>
        </table:table-row>
      </table:table>
      <table:table table:name="USAP fixed wing landing sites, unrestricted" table:style-name="ta1">
        <table:table-column table:style-name="co12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1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2" table:default-cell-style-name="ce11"/>
        <table:table-row table:style-name="ro1"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Latitude (degrees)</text:p>
          </table:table-cell>
          <table:table-cell table:style-name="ce10" office:value-type="string" calcext:value-type="string">
            <text:p>Latitude (minutes)</text:p>
          </table:table-cell>
          <table:table-cell table:style-name="ce10" office:value-type="string" calcext:value-type="string">
            <text:p>Latitude (cardinality)</text:p>
          </table:table-cell>
          <table:table-cell table:style-name="ce10" office:value-type="string" calcext:value-type="string">
            <text:p>Longitude (degrees)</text:p>
          </table:table-cell>
          <table:table-cell table:style-name="ce10" office:value-type="string" calcext:value-type="string">
            <text:p>Longitude (minutes)</text:p>
          </table:table-cell>
          <table:table-cell table:style-name="ce10" office:value-type="string" calcext:value-type="string">
            <text:p>Longitude (cardinality)</text:p>
          </table:table-cell>
          <table:table-cell table:style-name="ce10" office:value-type="string" calcext:value-type="string">
            <text:p>Altitude above sea level (m)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site_name</text:p>
          </table:table-cell>
          <table:table-cell table:style-name="ce10" office:value-type="string" calcext:value-type="string">
            <text:p>latitude_d</text:p>
          </table:table-cell>
          <table:table-cell table:style-name="ce10" office:value-type="string" calcext:value-type="string">
            <text:p>latitude_m</text:p>
          </table:table-cell>
          <table:table-cell table:style-name="ce10" office:value-type="string" calcext:value-type="string">
            <text:p>latitude_c</text:p>
          </table:table-cell>
          <table:table-cell table:style-name="ce10" office:value-type="string" calcext:value-type="string">
            <text:p>longitude_d</text:p>
          </table:table-cell>
          <table:table-cell table:style-name="ce10" office:value-type="string" calcext:value-type="string">
            <text:p>longitude_m</text:p>
          </table:table-cell>
          <table:table-cell table:style-name="ce10" office:value-type="string" calcext:value-type="string">
            <text:p>longitude_c</text:p>
          </table:table-cell>
          <table:table-cell table:style-name="ce10" office:value-type="string" calcext:value-type="string">
            <text:p>alt_masl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Amundsen-Scott South Pole Station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16.367" calcext:value-type="float">
            <text:p>16.367</text:p>
          </table:table-cell>
          <table:table-cell office:value-type="string" calcext:value-type="string">
            <text:p>E</text:p>
          </table:table-cell>
          <table:table-cell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5" calcext:value-type="float">
            <text:p>25.825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u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anna AWS</text:p>
          </table:table-cell>
          <table:table-cell office:value-type="float" office:value="83" calcext:value-type="float">
            <text:p>83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09" calcext:value-type="float">
            <text:p>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urface Camp</text:p>
          </table:table-cell>
          <table:table-cell office:value-type="float" office:value="80" calcext:value-type="float">
            <text:p>80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35.184" calcext:value-type="float">
            <text:p>35.184</text:p>
          </table:table-cell>
          <table:table-cell office:value-type="string" calcext:value-type="string">
            <text:p>W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Hallett AWS</text:p>
          </table:table-cell>
          <table:table-cell office:value-type="float" office:value="72" calcext:value-type="float">
            <text:p>7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E</text:p>
          </table:table-cell>
          <table:table-cell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Lankester</text:p>
          </table:table-cell>
          <table:table-cell office:value-type="float" office:value="79" calcext:value-type="float">
            <text:p>79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1.426" calcext:value-type="float">
            <text:p>21.426</text:p>
          </table:table-cell>
          <table:table-cell office:value-type="string" calcext:value-type="string">
            <text:p>E</text:p>
          </table:table-cell>
          <table:table-cell office:value-type="float" office:value="978" calcext:value-type="float">
            <text:p>9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Reynolds</text:p>
          </table:table-cell>
          <table:table-cell office:value-type="float" office:value="75" calcext:value-type="float">
            <text:p>75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.199" calcext:value-type="float">
            <text:p>27.199</text:p>
          </table:table-cell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yn AWS</text:p>
          </table:table-cell>
          <table:table-cell office:value-type="float" office:value="79" calcext:value-type="float">
            <text:p>79</text:p>
          </table:table-cell>
          <table:table-cell office:value-type="float" office:value="57.84" calcext:value-type="float">
            <text:p>57.8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(AAD)</text:p>
          </table:table-cell>
          <table:table-cell office:value-type="float" office:value="66" calcext:value-type="float">
            <text:p>66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2" calcext:value-type="float">
            <text:p>46.72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win Glacier</text:p>
          </table:table-cell>
          <table:table-cell office:value-type="float" office:value="79" calcext:value-type="float">
            <text:p>79</text:p>
          </table:table-cell>
          <table:table-cell office:value-type="float" office:value="47.43" calcext:value-type="float">
            <text:p>47.4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E</text:p>
          </table:table-cell>
          <table:table-cell office:value-type="float" office:value="772" calcext:value-type="float">
            <text:p>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Nunataks</text:p>
          </table:table-cell>
          <table:table-cell office:value-type="float" office:value="85" calcext:value-type="float">
            <text:p>85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e C</text:p>
          </table:table-cell>
          <table:table-cell office:value-type="float" office:value="75" calcext:value-type="float">
            <text:p>7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6.575" calcext:value-type="float">
            <text:p>46.57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541" calcext:value-type="float">
            <text:p>20.541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50.145" calcext:value-type="float">
            <text:p>50.14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261" calcext:value-type="float">
            <text:p>26.261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6.312" calcext:value-type="float">
            <text:p>16.312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7.486" calcext:value-type="float">
            <text:p>7.486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7.364" calcext:value-type="float">
            <text:p>17.36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8.382" calcext:value-type="float">
            <text:p>38.38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6.252" calcext:value-type="float">
            <text:p>6.25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6</text:p>
          </table:table-cell>
          <table:table-cell office:value-type="float" office:value="78" calcext:value-type="float">
            <text:p>78</text:p>
          </table:table-cell>
          <table:table-cell office:value-type="float" office:value="48.776" calcext:value-type="float">
            <text:p>48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5.609" calcext:value-type="float">
            <text:p>15.60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7</text:p>
          </table:table-cell>
          <table:table-cell office:value-type="float" office:value="78" calcext:value-type="float">
            <text:p>78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8.989" calcext:value-type="float">
            <text:p>18.98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8</text:p>
          </table:table-cell>
          <table:table-cell office:value-type="float" office:value="78" calcext:value-type="float">
            <text:p>78</text:p>
          </table:table-cell>
          <table:table-cell office:value-type="float" office:value="56.776" calcext:value-type="float">
            <text:p>56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2.232" calcext:value-type="float">
            <text:p>22.23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9</text:p>
          </table:table-cell>
          <table:table-cell office:value-type="float" office:value="78" calcext:value-type="float">
            <text:p>78</text:p>
          </table:table-cell>
          <table:table-cell office:value-type="float" office:value="56.811" calcext:value-type="float">
            <text:p>56.811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747" calcext:value-type="float">
            <text:p>39.74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0</text:p>
          </table:table-cell>
          <table:table-cell office:value-type="float" office:value="78" calcext:value-type="float">
            <text:p>78</text:p>
          </table:table-cell>
          <table:table-cell office:value-type="float" office:value="58.126" calcext:value-type="float">
            <text:p>58.12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2.929" calcext:value-type="float">
            <text:p>52.929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1</text:p>
          </table:table-cell>
          <table:table-cell office:value-type="float" office:value="78" calcext:value-type="float">
            <text:p>78</text:p>
          </table:table-cell>
          <table:table-cell office:value-type="float" office:value="58.768" calcext:value-type="float">
            <text:p>58.768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228" calcext:value-type="float">
            <text:p>39.22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2</text:p>
          </table:table-cell>
          <table:table-cell office:value-type="float" office:value="79" calcext:value-type="float">
            <text:p>79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7.968" calcext:value-type="float">
            <text:p>57.96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3</text:p>
          </table:table-cell>
          <table:table-cell office:value-type="float" office:value="79" calcext:value-type="float">
            <text:p>79</text:p>
          </table:table-cell>
          <table:table-cell office:value-type="float" office:value="1.824" calcext:value-type="float">
            <text:p>1.82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0.335" calcext:value-type="float">
            <text:p>30.33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4</text:p>
          </table:table-cell>
          <table:table-cell office:value-type="float" office:value="79" calcext:value-type="float">
            <text:p>79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8.834" calcext:value-type="float">
            <text:p>38.834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4.158" calcext:value-type="float">
            <text:p>4.158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2.146" calcext:value-type="float">
            <text:p>52.14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835" calcext:value-type="float">
            <text:p>20.835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zabeth AWS</text:p>
          </table:table-cell>
          <table:table-cell office:value-type="float" office:value="82" calcext:value-type="float">
            <text:p>82</text:p>
          </table:table-cell>
          <table:table-cell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W</text:p>
          </table:table-cell>
          <table:table-cell office:value-type="float" office:value="492" calcext:value-type="float">
            <text:p>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 AWS</text:p>
          </table:table-cell>
          <table:table-cell office:value-type="float" office:value="81" calcext:value-type="float">
            <text:p>81</text:p>
          </table:table-cell>
          <table:table-cell office:value-type="float" office:value="29.766" calcext:value-type="float">
            <text:p>29.76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56.808" calcext:value-type="float">
            <text:p>56.808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W</text:p>
          </table:table-cell>
          <table:table-cell office:value-type="float" office:value="972" calcext:value-type="float">
            <text:p>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902" calcext:value-type="float">
            <text:p>37.90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nding Zone</text:p>
          </table:table-cell>
          <table:table-cell office:value-type="float" office:value="84" calcext:value-type="float">
            <text:p>84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y AWS</text:p>
          </table:table-cell>
          <table:table-cell office:value-type="float" office:value="89" calcext:value-type="float">
            <text:p>8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695" calcext:value-type="float">
            <text:p>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1594" calcext:value-type="float">
            <text:p>1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W</text:p>
          </table:table-cell>
          <table:table-cell office:value-type="float" office:value="1550" calcext:value-type="float">
            <text:p>1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 AWS</text:p>
          </table:table-cell>
          <table:table-cell office:value-type="float" office:value="82" calcext:value-type="float">
            <text:p>8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ene AWS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o AWS</text:p>
          </table:table-cell>
          <table:table-cell office:value-type="float" office:value="88" calcext:value-type="float">
            <text:p>88</text:p>
          </table:table-cell>
          <table:table-cell office:value-type="float" office:value="59.964" calcext:value-type="float">
            <text:p>59.964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1671" calcext:value-type="float">
            <text:p>1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5</text:p>
          </table:table-cell>
          <table:table-cell office:value-type="float" office:value="83" calcext:value-type="float">
            <text:p>83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89" calcext:value-type="float">
            <text:p>8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E</text:p>
          </table:table-cell>
          <table:table-cell office:value-type="float" office:value="3545" calcext:value-type="float">
            <text:p>3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float" office:value="3456" calcext:value-type="float">
            <text:p>3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ce Albert Mountains</text:p>
          </table:table-cell>
          <table:table-cell office:value-type="float" office:value="75" calcext:value-type="float">
            <text:p>75</text:p>
          </table:table-cell>
          <table:table-cell office:value-type="float" office:value="55.84" calcext:value-type="float">
            <text:p>55.8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9.507" calcext:value-type="float">
            <text:p>39.507</text:p>
          </table:table-cell>
          <table:table-cell office:value-type="string" calcext:value-type="string">
            <text:p>E</text:p>
          </table:table-cell>
          <table:table-cell office:value-type="float" office:value="1609" calcext:value-type="float">
            <text:p>1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 Camp</text:p>
          </table:table-cell>
          <table:table-cell office:value-type="float" office:value="78" calcext:value-type="float">
            <text:p>78</text:p>
          </table:table-cell>
          <table:table-cell office:value-type="float" office:value="59.63" calcext:value-type="float">
            <text:p>59.63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sevelt Island</text:p>
          </table:table-cell>
          <table:table-cell office:value-type="float" office:value="79" calcext:value-type="float">
            <text:p>79</text:p>
          </table:table-cell>
          <table:table-cell office:value-type="float" office:value="21.797" calcext:value-type="float">
            <text:p>21.79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37.611" calcext:value-type="float">
            <text:p>37.611</text:p>
          </table:table-cell>
          <table:table-cell office:value-type="string" calcext:value-type="string">
            <text:p>W</text:p>
          </table:table-cell>
          <table:table-cell office:value-type="float" office:value="403" calcext:value-type="float">
            <text:p>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table:style-name="ce9" office:value-type="float" office:value="57.6" calcext:value-type="float">
            <text:p>57.6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table:style-name="ce9" office:value-type="float" office:value="20.4" calcext:value-type="float">
            <text:p>20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6.08" calcext:value-type="float">
            <text:p>46.08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table:style-name="ce9" office:value-type="float" office:value="53.4" calcext:value-type="float">
            <text:p>53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4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9" office:value-type="float" office:value="25.5" calcext:value-type="float">
            <text:p>25.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9" office:value-type="float" office:value="33.6" calcext:value-type="float">
            <text:p>33.6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table:style-name="ce9" office:value-type="float" office:value="37.2" calcext:value-type="float">
            <text:p>37.2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table:style-name="ce9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9" office:value-type="float" office:value="32.4" calcext:value-type="float">
            <text:p>32.4</text:p>
          </table:table-cell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94" calcext:value-type="float">
            <text:p>25.49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9" office:value-type="float" office:value="50.934" calcext:value-type="float">
            <text:p>50.934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table:style-name="ce9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table:style-name="ce9" office:value-type="float" office:value="31.2" calcext:value-type="float">
            <text:p>31.2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8" calcext:value-type="float">
            <text:p>78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table:style-name="ce9" office:value-type="float" office:value="41.4" calcext:value-type="float">
            <text:p>41.4</text:p>
          </table:table-cell>
          <table:table-cell office:value-type="string" calcext:value-type="string">
            <text:p>W</text:p>
          </table:table-cell>
          <table:table-cell office:value-type="float" office:value="592" calcext:value-type="float">
            <text:p>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9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364" calcext:value-type="float">
            <text:p>8.36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9" office:value-type="float" office:value="21.654" calcext:value-type="float">
            <text:p>21.654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928" calcext:value-type="float">
            <text:p>35.92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table:style-name="ce9" office:value-type="float" office:value="20.052" calcext:value-type="float">
            <text:p>20.052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rdtfeger AWS</text:p>
          </table:table-cell>
          <table:table-cell office:value-type="float" office:value="79" calcext:value-type="float">
            <text:p>79</text:p>
          </table:table-cell>
          <table:table-cell office:value-type="float" office:value="50.19" calcext:value-type="float">
            <text:p>50.19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9" office:value-type="float" office:value="16.18" calcext:value-type="float">
            <text:p>16.1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84" calcext:value-type="float">
            <text:p>39.84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661" calcext:value-type="float">
            <text:p>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henson Bastion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erTIGER</text:p>
          </table:table-cell>
          <table:table-cell office:value-type="float" office:value="82" calcext:value-type="float">
            <text:p>82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W</text:p>
          </table:table-cell>
          <table:table-cell office:value-type="float" office:value="1015" calcext:value-type="float">
            <text:p>1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WS</text:p>
          </table:table-cell>
          <table:table-cell office:value-type="float" office:value="84" calcext:value-type="float">
            <text:p>84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520" calcext:value-type="float">
            <text:p>1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Hills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796" calcext:value-type="float">
            <text:p>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804" calcext:value-type="float">
            <text:p>31.80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6" calcext:value-type="float">
            <text:p>33.576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</text:p>
          </table:table-cell>
          <table:table-cell office:value-type="float" office:value="73" calcext:value-type="float">
            <text:p>73</text:p>
          </table:table-cell>
          <table:table-cell office:value-type="float" office:value="52.664" calcext:value-type="float">
            <text:p>52.66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7.267" calcext:value-type="float">
            <text:p>7.267</text:p>
          </table:table-cell>
          <table:table-cell office:value-type="string" calcext:value-type="string">
            <text:p>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10</text:p>
          </table:table-cell>
          <table:table-cell office:value-type="float" office:value="73" calcext:value-type="float">
            <text:p>73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52.145" calcext:value-type="float">
            <text:p>52.145</text:p>
          </table:table-cell>
          <table:table-cell office:value-type="string" calcext:value-type="string">
            <text:p>E</text:p>
          </table:table-cell>
          <table:table-cell office:value-type="float" office:value="2334" calcext:value-type="float">
            <text:p>23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1</text:p>
          </table:table-cell>
          <table:table-cell office:value-type="float" office:value="74" calcext:value-type="float">
            <text:p>74</text:p>
          </table:table-cell>
          <table:table-cell office:value-type="float" office:value="12.068" calcext:value-type="float">
            <text:p>12.06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E</text:p>
          </table:table-cell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12</text:p>
          </table:table-cell>
          <table:table-cell office:value-type="float" office:value="74" calcext:value-type="float">
            <text:p>74</text:p>
          </table:table-cell>
          <table:table-cell office:value-type="float" office:value="59.123" calcext:value-type="float">
            <text:p>59.12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.654" calcext:value-type="float">
            <text:p>4.654</text:p>
          </table:table-cell>
          <table:table-cell office:value-type="string" calcext:value-type="string">
            <text:p>E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3</text:p>
          </table:table-cell>
          <table:table-cell office:value-type="float" office:value="75" calcext:value-type="float">
            <text:p>75</text:p>
          </table:table-cell>
          <table:table-cell office:value-type="float" office:value="12.183" calcext:value-type="float">
            <text:p>12.18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59.861" calcext:value-type="float">
            <text:p>59.861</text:p>
          </table:table-cell>
          <table:table-cell office:value-type="string" calcext:value-type="string">
            <text:p>E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14</text:p>
          </table:table-cell>
          <table:table-cell office:value-type="float" office:value="74" calcext:value-type="float">
            <text:p>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9.152" calcext:value-type="float">
            <text:p>59.152</text:p>
          </table:table-cell>
          <table:table-cell office:value-type="string" calcext:value-type="string">
            <text:p>E</text:p>
          </table:table-cell>
          <table:table-cell office:value-type="float" office:value="2216" calcext:value-type="float">
            <text:p>2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5</text:p>
          </table:table-cell>
          <table:table-cell office:value-type="float" office:value="76" calcext:value-type="float">
            <text:p>76</text:p>
          </table:table-cell>
          <table:table-cell office:value-type="float" office:value="14.238" calcext:value-type="float">
            <text:p>14.238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19.612" calcext:value-type="float">
            <text:p>19.612</text:p>
          </table:table-cell>
          <table:table-cell office:value-type="string" calcext:value-type="string">
            <text:p>E</text:p>
          </table:table-cell>
          <table:table-cell office:value-type="float" office:value="2315" calcext:value-type="float">
            <text:p>231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2</text:p>
          </table:table-cell>
          <table:table-cell office:value-type="float" office:value="73" calcext:value-type="float">
            <text:p>73</text:p>
          </table:table-cell>
          <table:table-cell office:value-type="float" office:value="49.027" calcext:value-type="float">
            <text:p>49.02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5.984" calcext:value-type="float">
            <text:p>5.984</text:p>
          </table:table-cell>
          <table:table-cell office:value-type="string" calcext:value-type="string">
            <text:p>E</text:p>
          </table:table-cell>
          <table:table-cell office:value-type="float" office:value="795" calcext:value-type="float">
            <text:p>7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3</text:p>
          </table:table-cell>
          <table:table-cell office:value-type="float" office:value="73" calcext:value-type="float">
            <text:p>73</text:p>
          </table:table-cell>
          <table:table-cell office:value-type="float" office:value="42.822" calcext:value-type="float">
            <text:p>42.82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9.671" calcext:value-type="float">
            <text:p>19.671</text:p>
          </table:table-cell>
          <table:table-cell office:value-type="string" calcext:value-type="string">
            <text:p>E</text:p>
          </table:table-cell>
          <table:table-cell office:value-type="float" office:value="1695" calcext:value-type="float">
            <text:p>1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5</text:p>
          </table:table-cell>
          <table:table-cell office:value-type="float" office:value="73" calcext:value-type="float">
            <text:p>73</text:p>
          </table:table-cell>
          <table:table-cell office:value-type="float" office:value="27.972" calcext:value-type="float">
            <text:p>27.97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28.266" calcext:value-type="float">
            <text:p>28.266</text:p>
          </table:table-cell>
          <table:table-cell office:value-type="string" calcext:value-type="string">
            <text:p>E</text:p>
          </table:table-cell>
          <table:table-cell office:value-type="float" office:value="2611" calcext:value-type="float">
            <text:p>261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6</text:p>
          </table:table-cell>
          <table:table-cell office:value-type="float" office:value="73" calcext:value-type="float">
            <text:p>73</text:p>
          </table:table-cell>
          <table:table-cell office:value-type="float" office:value="23.933" calcext:value-type="float">
            <text:p>23.933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9.921" calcext:value-type="float">
            <text:p>29.921</text:p>
          </table:table-cell>
          <table:table-cell office:value-type="string" calcext:value-type="string">
            <text:p>E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7</text:p>
          </table:table-cell>
          <table:table-cell office:value-type="float" office:value="73" calcext:value-type="float">
            <text:p>73</text:p>
          </table:table-cell>
          <table:table-cell office:value-type="float" office:value="17.755" calcext:value-type="float">
            <text:p>17.75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7.907" calcext:value-type="float">
            <text:p>37.907</text:p>
          </table:table-cell>
          <table:table-cell office:value-type="string" calcext:value-type="string">
            <text:p>E</text:p>
          </table:table-cell>
          <table:table-cell office:value-type="float" office:value="2230" calcext:value-type="float">
            <text:p>22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MNT8</text:p>
          </table:table-cell>
          <table:table-cell office:value-type="float" office:value="73" calcext:value-type="float">
            <text:p>73</text:p>
          </table:table-cell>
          <table:table-cell office:value-type="float" office:value="11.693" calcext:value-type="float">
            <text:p>11.69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2.209" calcext:value-type="float">
            <text:p>42.209</text:p>
          </table:table-cell>
          <table:table-cell office:value-type="string" calcext:value-type="string">
            <text:p>E</text:p>
          </table:table-cell>
          <table:table-cell office:value-type="float" office:value="2281" calcext:value-type="float">
            <text:p>2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9</text:p>
          </table:table-cell>
          <table:table-cell office:value-type="float" office:value="73" calcext:value-type="float">
            <text:p>73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S</text:p>
          </table:table-cell>
          <table:table-cell office:value-type="float" office:value="157" calcext:value-type="float">
            <text:p>157</text:p>
          </table:table-cell>
          <table:table-cell office:value-type="float" office:value="51.208" calcext:value-type="float">
            <text:p>51.208</text:p>
          </table:table-cell>
          <table:table-cell office:value-type="string" calcext:value-type="string">
            <text:p>E</text:p>
          </table:table-cell>
          <table:table-cell office:value-type="float" office:value="2326" calcext:value-type="float">
            <text:p>2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4.76" calcext:value-type="float">
            <text:p>44.76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489" calcext:value-type="float">
            <text:p>28.489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558" calcext:value-type="float">
            <text:p>4.558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s</text:p>
          </table:table-cell>
          <table:table-cell office:value-type="float" office:value="81" calcext:value-type="float">
            <text:p>81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1200" calcext:value-type="float">
            <text:p>1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hall Glacier</text:p>
          </table:table-cell>
          <table:table-cell office:value-type="float" office:value="72" calcext:value-type="float">
            <text:p>72</text:p>
          </table:table-cell>
          <table:table-cell office:value-type="float" office:value="52.049" calcext:value-type="float">
            <text:p>52.04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12.982" calcext:value-type="float">
            <text:p>12.982</text:p>
          </table:table-cell>
          <table:table-cell office:value-type="string" calcext:value-type="string">
            <text:p>E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" table:style-name="ta1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6" table:default-cell-style-name="ce9"/>
        <table:table-column table:style-name="co22" table:default-cell-style-name="ce9"/>
        <table:table-column table:style-name="co23" table:default-cell-style-name="ce9"/>
        <table:table-column table:style-name="co11" table:number-columns-repeated="1013" table:default-cell-style-name="ce9"/>
        <table:table-row table:style-name="ro1"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Latitude (degrees)</text:p>
          </table:table-cell>
          <table:table-cell table:style-name="ce10" office:value-type="string" calcext:value-type="string">
            <text:p>Latitude (millidegrees)</text:p>
          </table:table-cell>
          <table:table-cell table:style-name="ce10" office:value-type="string" calcext:value-type="string">
            <text:p>Latitude (minutes)</text:p>
          </table:table-cell>
          <table:table-cell table:style-name="ce10" office:value-type="string" calcext:value-type="string">
            <text:p>Latitude (cardinality)</text:p>
          </table:table-cell>
          <table:table-cell table:style-name="ce10" office:value-type="string" calcext:value-type="string">
            <text:p>Longitude (degrees)</text:p>
          </table:table-cell>
          <table:table-cell table:style-name="ce10" office:value-type="string" calcext:value-type="string">
            <text:p>Longitude (millidegrees)</text:p>
          </table:table-cell>
          <table:table-cell table:style-name="ce10" office:value-type="string" calcext:value-type="string">
            <text:p>Longitude (minutes)</text:p>
          </table:table-cell>
          <table:table-cell table:style-name="ce10" office:value-type="string" calcext:value-type="string">
            <text:p>Longitude (cardinality)</text:p>
          </table:table-cell>
          <table:table-cell table:style-name="ce10" office:value-type="string" calcext:value-type="string">
            <text:p>Altitude above sea level (m)</text:p>
          </table:table-cell>
          <table:table-cell table:style-name="ce10" office:value-type="string" calcext:value-type="string">
            <text:p>Established</text:p>
          </table:table-cell>
          <table:table-cell table:style-name="ce10" office:value-type="string" calcext:value-type="string">
            <text:p>Current status</text:p>
          </table:table-cell>
          <table:table-cell table:style-name="ce10" table:number-columns-repeated="1012"/>
        </table:table-row>
        <table:table-row table:style-name="ro1">
          <table:table-cell table:style-name="ce10" office:value-type="string" calcext:value-type="string">
            <text:p>site_name</text:p>
          </table:table-cell>
          <table:table-cell table:style-name="ce10" office:value-type="string" calcext:value-type="string">
            <text:p>latitude_d</text:p>
          </table:table-cell>
          <table:table-cell table:style-name="ce10" office:value-type="string" calcext:value-type="string">
            <text:p>latitude_md</text:p>
          </table:table-cell>
          <table:table-cell table:style-name="ce10" office:value-type="string" calcext:value-type="string">
            <text:p>latitude_m</text:p>
          </table:table-cell>
          <table:table-cell table:style-name="ce10" office:value-type="string" calcext:value-type="string">
            <text:p>latitude_c</text:p>
          </table:table-cell>
          <table:table-cell table:style-name="ce10" office:value-type="string" calcext:value-type="string">
            <text:p>longitude_d</text:p>
          </table:table-cell>
          <table:table-cell table:style-name="ce10" office:value-type="string" calcext:value-type="string">
            <text:p>longitude_md</text:p>
          </table:table-cell>
          <table:table-cell table:style-name="ce10" office:value-type="string" calcext:value-type="string">
            <text:p>longitude_m</text:p>
          </table:table-cell>
          <table:table-cell table:style-name="ce10" office:value-type="string" calcext:value-type="string">
            <text:p>longitude_c</text:p>
          </table:table-cell>
          <table:table-cell table:style-name="ce10" office:value-type="string" calcext:value-type="string">
            <text:p>alt_masl</text:p>
          </table:table-cell>
          <table:table-cell table:style-name="ce10" office:value-type="string" calcext:value-type="string">
            <text:p>Established</text:p>
          </table:table-cell>
          <table:table-cell table:style-name="ce10" office:value-type="string" calcext:value-type="string">
            <text:p>current_status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0.06*[.C3]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0.06*[.G3]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2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formula="of:=0.06*[.C4]" office:value-type="float" office:value="2.64" calcext:value-type="float">
            <text:p>2.6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51" calcext:value-type="float">
            <text:p>651</text:p>
          </table:table-cell>
          <table:table-cell table:formula="of:=0.06*[.G4]" office:value-type="float" office:value="39.06" calcext:value-type="float">
            <text:p>39.06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style-name="ce12" office:value-type="date" office:date-value="2011-02-02" calcext:value-type="date">
            <text:p>2011-0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0.06*[.C5]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0.06*[.G5]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2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0.06*[.C6]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0.06*[.G6]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2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0.06*[.C7]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0.06*[.G7]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anna</text:p>
          </table:table-cell>
          <table:table-cell office:value-type="float" office:value="83" calcext:value-type="float">
            <text:p>83</text:p>
          </table:table-cell>
          <table:table-cell office:value-type="float" office:value="889" calcext:value-type="float">
            <text:p>889</text:p>
          </table:table-cell>
          <table:table-cell table:formula="of:=0.06*[.C8]"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formula="of:=0.06*[.G8]"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25" calcext:value-type="float">
            <text:p>525</text:p>
          </table:table-cell>
          <table:table-cell table:style-name="ce12" office:value-type="date" office:date-value="2002-01-15" calcext:value-type="date">
            <text:p>2002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0.06*[.C9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04" calcext:value-type="float">
            <text:p>404</text:p>
          </table:table-cell>
          <table:table-cell table:formula="of:=0.06*[.G9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530" calcext:value-type="float">
            <text:p>1530</text:p>
          </table:table-cell>
          <table:table-cell table:style-name="ce12" office:value-type="date" office:date-value="2011-01-16" calcext:value-type="date">
            <text:p>2011-01-1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0.06*[.C10]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0.06*[.G10]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2" office:value-type="date" office:date-value="2011-12-01" calcext:value-type="date">
            <text:p>2011-1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0.06*[.C11]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0.06*[.G11]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2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formula="of:=0.06*[.C12]" office:value-type="float" office:value="1.14" calcext:value-type="float">
            <text:p>1.1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0.06*[.G12]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olyn</text:p>
          </table:table-cell>
          <table:table-cell office:value-type="float" office:value="79" calcext:value-type="float">
            <text:p>79</text:p>
          </table:table-cell>
          <table:table-cell office:value-type="float" office:value="939" calcext:value-type="float">
            <text:p>939</text:p>
          </table:table-cell>
          <table:table-cell table:formula="of:=0.06*[.C13]" office:value-type="float" office:value="56.34" calcext:value-type="float">
            <text:p>56.3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884" calcext:value-type="float">
            <text:p>884</text:p>
          </table:table-cell>
          <table:table-cell table:formula="of:=0.06*[.G13]" office:value-type="float" office:value="53.04" calcext:value-type="float">
            <text:p>53.04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  <table:table-cell table:style-name="ce12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0.06*[.C14]" office:value-type="float" office:value="4.26" calcext:value-type="float">
            <text:p>4.2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0.06*[.G14]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2" office:value-type="date" office:date-value="2008-02-01" calcext:value-type="date">
            <text:p>2008-0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0.06*[.C15]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0.06*[.G15]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2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0.06*[.C16]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0.06*[.G16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2" office:value-type="date" office:date-value="2011-01-21" calcext:value-type="date">
            <text:p>2011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0.06*[.C17]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0.06*[.G17]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2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0.06*[.C18]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0.06*[.G18]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2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0.06*[.C19]" office:value-type="float" office:value="1.86" calcext:value-type="float">
            <text:p>1.8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0.06*[.G19]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2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0.06*[.C20]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0.06*[.G20]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2" office:value-type="date" office:date-value="2010-01-29" calcext:value-type="date">
            <text:p>2010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0.06*[.C21]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0.06*[.G21]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2" office:value-type="date" office:date-value="2000-01-18" calcext:value-type="date">
            <text:p>2000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table:formula="of:=0.06*[.C22]"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table:formula="of:=0.06*[.G22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style-name="ce12" office:value-type="date" office:date-value="2009-01-24" calcext:value-type="date">
            <text:p>2009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81" calcext:value-type="float">
            <text:p>81</text:p>
          </table:table-cell>
          <table:table-cell office:value-type="float" office:value="496" calcext:value-type="float">
            <text:p>496</text:p>
          </table:table-cell>
          <table:table-cell table:formula="of:=0.06*[.C23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947" calcext:value-type="float">
            <text:p>947</text:p>
          </table:table-cell>
          <table:table-cell table:formula="of:=0.06*[.G23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table:style-name="ce12" office:value-type="date" office:date-value="2010-02-02" calcext:value-type="date">
            <text:p>2010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3" calcext:value-type="float">
            <text:p>903</text:p>
          </table:table-cell>
          <table:table-cell table:formula="of:=0.06*[.C24]"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53" calcext:value-type="float">
            <text:p>853</text:p>
          </table:table-cell>
          <table:table-cell table:formula="of:=0.06*[.G24]" office:value-type="float" office:value="51.18" calcext:value-type="float">
            <text:p>51.18</text:p>
          </table:table-cell>
          <table:table-cell office:value-type="string" calcext:value-type="string">
            <text:p>W</text:p>
          </table:table-cell>
          <table:table-cell office:value-type="float" office:value="988.935" calcext:value-type="float">
            <text:p>988.935</text:p>
          </table:table-cell>
          <table:table-cell table:style-name="ce12" office:value-type="date" office:date-value="2012-01-20" calcext:value-type="date">
            <text:p>2012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0.06*[.C25]" office:value-type="float" office:value="5.1" calcext:value-type="float">
            <text:p>5.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0.06*[.G25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88" calcext:value-type="float">
            <text:p>188</text:p>
          </table:table-cell>
          <table:table-cell table:style-name="ce12" office:value-type="date" office:date-value="2011-01-11" calcext:value-type="date">
            <text:p>2011-01-1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0.06*[.C26]" office:value-type="float" office:value="5.04" calcext:value-type="float">
            <text:p>5.0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9" calcext:value-type="float">
            <text:p>819</text:p>
          </table:table-cell>
          <table:table-cell table:formula="of:=0.06*[.G26]" office:value-type="float" office:value="49.14" calcext:value-type="float">
            <text:p>49.14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style-name="ce12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0.06*[.C27]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0.06*[.G27]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2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0.06*[.C28]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3" calcext:value-type="float">
            <text:p>403</text:p>
          </table:table-cell>
          <table:table-cell table:formula="of:=0.06*[.G28]"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2" office:value-type="date" office:date-value="2012-01-18" calcext:value-type="date">
            <text:p>2012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0.06*[.C29]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0.06*[.G29]"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755" calcext:value-type="float">
            <text:p>2755</text:p>
          </table:table-cell>
          <table:table-cell table:style-name="ce12" office:value-type="date" office:date-value="2008-01-18" calcext:value-type="date">
            <text:p>2008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0.06*[.C30]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0.06*[.G30]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2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0.06*[.C31]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0.06*[.G31]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2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0.06*[.C32]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0.06*[.G32]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2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0.06*[.C33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0.06*[.G33]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2" office:value-type="date" office:date-value="2011-12-17" calcext:value-type="date">
            <text:p>2011-12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96" calcext:value-type="float">
            <text:p>496</text:p>
          </table:table-cell>
          <table:table-cell table:formula="of:=0.06*[.C34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89" calcext:value-type="float">
            <text:p>789</text:p>
          </table:table-cell>
          <table:table-cell table:formula="of:=0.06*[.G34]" office:value-type="float" office:value="47.34" calcext:value-type="float">
            <text:p>47.34</text:p>
          </table:table-cell>
          <table:table-cell office:value-type="string" calcext:value-type="string">
            <text:p>E</text:p>
          </table:table-cell>
          <table:table-cell office:value-type="float" office:value="37" calcext:value-type="float">
            <text:p>37</text:p>
          </table:table-cell>
          <table:table-cell table:style-name="ce12" office:value-type="date" office:date-value="2008-01-07" calcext:value-type="date">
            <text:p>2008-01-0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0.06*[.C35]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0.06*[.G35]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2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439" calcext:value-type="float">
            <text:p>439</text:p>
          </table:table-cell>
          <table:table-cell table:formula="of:=0.06*[.C36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06" calcext:value-type="float">
            <text:p>406</text:p>
          </table:table-cell>
          <table:table-cell table:formula="of:=0.06*[.G36]" office:value-type="float" office:value="24.36" calcext:value-type="float">
            <text:p>24.36</text:p>
          </table:table-cell>
          <table:table-cell office:value-type="string" calcext:value-type="string">
            <text:p>E</text:p>
          </table:table-cell>
          <table:table-cell office:value-type="float" office:value="43" calcext:value-type="float">
            <text:p>43</text:p>
          </table:table-cell>
          <table:table-cell table:style-name="ce12" office:value-type="date" office:date-value="2009-01-21" calcext:value-type="date">
            <text:p>2009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table:formula="of:=0.06*[.C37]" office:value-type="float" office:value="13.32" calcext:value-type="float">
            <text:p>13.3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formula="of:=0.06*[.G37]" office:value-type="float" office:value="0.9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float" office:value="44.856" calcext:value-type="float">
            <text:p>44.856</text:p>
          </table:table-cell>
          <table:table-cell table:style-name="ce12" office:value-type="date" office:date-value="2011-12-02" calcext:value-type="date">
            <text:p>2011-1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0.06*[.C38]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0.06*[.G38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2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39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0.06*[.G39]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2" office:value-type="date" office:date-value="1999-01-11" calcext:value-type="date">
            <text:p>1999-01-1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40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0.06*[.G40]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2" office:value-type="date" office:date-value="2011-11-30" calcext:value-type="date">
            <text:p>2011-11-3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80" calcext:value-type="float">
            <text:p>80</text:p>
          </table:table-cell>
          <table:table-cell/>
          <table:table-cell table:formula="of:=0.06*[.C41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0.06*[.G41]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table:style-name="ce12" office:value-type="date" office:date-value="2008-11-12" calcext:value-type="date">
            <text:p>2008-11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table:formula="of:=0.06*[.C42]" office:value-type="float" office:value="55.26" calcext:value-type="float">
            <text:p>55.2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table:formula="of:=0.06*[.G42]"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62" calcext:value-type="float">
            <text:p>62</text:p>
          </table:table-cell>
          <table:table-cell table:style-name="ce12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ene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formula="of:=0.06*[.C43]"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table:formula="of:=0.06*[.G43]"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style-name="ce12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0.06*[.C44]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0.06*[.G44]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2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0.06*[.C45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0.06*[.G45]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2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nt Siple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table:formula="of:=0.06*[.C46]" office:value-type="float" office:value="11.88" calcext:value-type="float">
            <text:p>11.88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table:formula="of:=0.06*[.G46]" office:value-type="float" office:value="3.12" calcext:value-type="float">
            <text:p>3.12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style-name="ce12" office:value-type="date" office:date-value="1992-02-20" calcext:value-type="date">
            <text:p>1992-02-2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scent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0.06*[.C47]"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4" calcext:value-type="float">
            <text:p>474</text:p>
          </table:table-cell>
          <table:table-cell table:formula="of:=0.06*[.G47]"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style-name="ce12" office:value-type="date" office:date-value="2004-11-02" calcext:value-type="date">
            <text:p>2004-11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/>
          <table:table-cell table:formula="of:=0.06*[.C48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0.06*[.G48]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2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0.06*[.C49]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0.06*[.G49]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2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7" calcext:value-type="float">
            <text:p>957</text:p>
          </table:table-cell>
          <table:table-cell table:formula="of:=0.06*[.C50]" office:value-type="float" office:value="57.42" calcext:value-type="float">
            <text:p>57.4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15" calcext:value-type="float">
            <text:p>515</text:p>
          </table:table-cell>
          <table:table-cell table:formula="of:=0.06*[.G50]" office:value-type="float" office:value="30.9" calcext:value-type="float">
            <text:p>30.9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2" office:value-type="date" office:date-value="2010-01-24" calcext:value-type="date">
            <text:p>2010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formula="of:=0.06*[.C51]" office:value-type="float" office:value="4.92" calcext:value-type="float">
            <text:p>4.9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0.06*[.G51]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2" office:value-type="date" office:date-value="1999-12-18" calcext:value-type="date">
            <text:p>1999-12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0.06*[.C52]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0.06*[.G52]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2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0.06*[.C53]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0.06*[.G53]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2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0.06*[.C54]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0.06*[.G54]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2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0.06*[.C55]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0.06*[.G55]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2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6" calcext:value-type="float">
            <text:p>656</text:p>
          </table:table-cell>
          <table:table-cell table:formula="of:=0.06*[.C56]"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773" calcext:value-type="float">
            <text:p>773</text:p>
          </table:table-cell>
          <table:table-cell table:formula="of:=0.06*[.G56]"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.603" calcext:value-type="float">
            <text:p>667.603</text:p>
          </table:table-cell>
          <table:table-cell table:style-name="ce12" office:value-type="date" office:date-value="2011-12-08" calcext:value-type="date">
            <text:p>2011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599" calcext:value-type="float">
            <text:p>599</text:p>
          </table:table-cell>
          <table:table-cell table:formula="of:=0.06*[.C57]"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11" calcext:value-type="float">
            <text:p>811</text:p>
          </table:table-cell>
          <table:table-cell table:formula="of:=0.06*[.G57]"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463" calcext:value-type="float">
            <text:p>1463</text:p>
          </table:table-cell>
          <table:table-cell table:style-name="ce12" office:value-type="date" office:date-value="1994-11-29" calcext:value-type="date">
            <text:p>1994-11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0.06*[.C58]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0.06*[.G58]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2" office:value-type="date" office:date-value="2011-01-15" calcext:value-type="date">
            <text:p>2011-01-15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66" calcext:value-type="float">
            <text:p>466</text:p>
          </table:table-cell>
          <table:table-cell table:formula="of:=0.06*[.C59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782" calcext:value-type="float">
            <text:p>782</text:p>
          </table:table-cell>
          <table:table-cell table:formula="of:=0.06*[.G59]"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style-name="ce12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0.06*[.C60]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0.06*[.G60]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2" office:value-type="date" office:date-value="2013-01-01" calcext:value-type="date">
            <text:p>2013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0.06*[.C61]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0.06*[.G61]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2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0.06*[.C62]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0.06*[.G62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2" office:value-type="date" office:date-value="2011-01-08" calcext:value-type="date">
            <text:p>2011-01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5" calcext:value-type="float">
            <text:p>725</text:p>
          </table:table-cell>
          <table:table-cell table:formula="of:=0.06*[.C63]" office:value-type="float" office:value="43.5" calcext:value-type="float">
            <text:p>43.5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87" calcext:value-type="float">
            <text:p>687</text:p>
          </table:table-cell>
          <table:table-cell table:formula="of:=0.06*[.G63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table:style-name="ce12" office:value-type="date" office:date-value="2010-01-25" calcext:value-type="date">
            <text:p>2010-01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20:03:21.564743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1.6.2$Linux_X86_64 LibreOffice_project/10m0$Build-2</meta:generator>
    <dc:date>2017-04-10T21:35:32.272580191</dc:date>
    <meta:editing-duration>PT9H28M47S</meta:editing-duration>
    <meta:editing-cycles>64</meta:editing-cycles>
    <meta:document-statistic meta:table-count="3" meta:cell-count="2879" meta:object-count="0"/>
  </office:meta>
</office:document-meta>
</file>